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unciado.</text:p>
      <text:p text:style-name="Standard">En la empresa BK se han dado cuenta de lo importante que es documentar nuestros programas para un mejor mantenimiento. Para ello retomaremos nuestra tarea 01 donde realizaremos una ayuda de la aplicación con el sistema JavaHelp, en el que deberemos documentar la funcionalidad de las diferentes ventanas de nuestra aplicación.</text:p>
      <text:p text:style-name="Standard"/>
      <text:p text:style-name="Standard"/>
      <text:p text:style-name="Standard">IMPORTANTE: El nombre de tu proyecto debe tener el siguiente formato Apellido1_Apellido2_Nombre_DI06_Tarea</text:p>
      <text:p text:style-name="Standard"/>
      <text:p text:style-name="Standard">Criterios de puntuación. Total 10 puntos.</text:p>
      <text:p text:style-name="Standard">Descarga e instalación de JavaHelp. 1 punto. </text:p>
      <text:p text:style-name="Standard">Creación de contenidos. 2 puntos.</text:p>
      <text:p text:style-name="Standard">Creación del fichero de tabla de contenidos. 1 punto.</text:p>
      <text:p text:style-name="Standard">Creación del fichero map. 1 punto.</text:p>
      <text:p text:style-name="Standard">Creación del fichero helpset. 1 punto.</text:p>
      <text:p text:style-name="Standard">Utilización del índice en la ayuda. 1 punto. <text:s/></text:p>
      <text:p text:style-name="Standard">Utilización del sistema de búsqueda. 1 punto</text:p>
      <text:p text:style-name="Standard">Visualización del sistema de ayuda. 2 punto</text:p>
      <text:p text:style-name="Standard">Se valorará positivamente que seas original y hagas aportaciones propias, por ejemplo, incluyendo una imagen en la interfaz.</text:p>
      <text:p text:style-name="Standard"/>
      <text:p text:style-name="Standard">Recursos ayuda para realizar la Tarea.</text:p>
      <text:p text:style-name="Standard">Video de explicación JavaHelp</text:p>
      <text:p text:style-name="Standard">Reproducir Vídeo</text:p>
      <text:p text:style-name="Standard"/>
      <text:p text:style-name="Standard">Consejos y recomendaciones.</text:p>
      <text:p text:style-name="Standard">Te recomendamos que diseñes la interfaz previamente haciendo un dibujo sencillo para idear qué componentes vas a usar y como los vas a distribuir. Piensa también en las acciones que necesitarás para dar funcionalidad a la aplicación identificando en que momentos necesitarás añadir código.</text:p>
      <text:p text:style-name="Standard">Indicaciones de entrega.</text:p>
      <text:p text:style-name="Standard">Una vez realizada la tarea tendrás que comprimir los archivos que has generado y subirlos a la plataforma. La estructura de archivos a entregar dentro del archivo comprimido es como sigue:</text:p>
      <text:p text:style-name="Standard"/>
      <text:p text:style-name="Standard">Un fichero llamado leeme.pdf donde incluyas las explicaciones de cómo has elaborado la práctica y muestres las capturas de pantallas que consideres destacar y sobre todo las capturas de la ejecución del programa. IMPORTANTE: En las capturas de pantalla se debe ver claramente el nombre del proyecto donde aparezca el formato apellido1_apellido2_nombre_DIxx_Tarea y la fecha y hora del sistema. (donde xx es el número de la tarea, por ejemplo 01). </text:p>
      <text:p text:style-name="Standard">Un directorio del proyecto llamado apellido1_apellido2_nombre_DI06_Tarea que contiene todos los ficheros necesarios para su ejecución. IMPORTANTE: Una vez completado el proyecto, asegúrate de hacer un Clean and Build a tu proyecto, el cual deberá generarte una carpeta dentro de tu proyecto llamada dist. Comprueba que en esta carpeta tienes un fichero con extensión .jar y las librerías que has utilizado para la tarea</text:p>
      <text:p text:style-name="Standard"/>
      <text:p text:style-name="Standard">Todas la librerías adicionales que hayas usado, imágenes, etcétera</text:p>
      <text:p text:style-name="Standard"/>
      <text:p text:style-name="Standard">El envío se realizará a través de la plataforma de la forma establecida para ello, y el archivo se nombrará siguiendo las siguientes pautas:</text:p>
      <text:p text:style-name="Standard"/>
      <text:p text:style-name="Standard">apellido1_apellido2_nombre_DIxx_Tarea</text:p>
      <text:p text:style-name="Standard"/>
      <text:p text:style-name="Standard"><text:soft-page-break/>Asegúrate que el nombre no contenga la letra ñ, tildes ni caracteres especiales extraños. Así por ejemplo la alumna Begoña Sánchez Mañas para la primera unidad del MP de DI, debería nombrar esta tarea como...</text:p>
      <text:p text:style-name="Standard">sanchez_manas_begona_DI06_Tare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6T09:59:20.385000000</dc:date>
    <meta:editing-duration>PT13S</meta:editing-duration>
    <meta:editing-cycles>1</meta:editing-cycles>
    <meta:document-statistic meta:table-count="0" meta:image-count="0" meta:object-count="0" meta:page-count="2" meta:paragraph-count="27" meta:word-count="439" meta:character-count="2902" meta:non-whitespace-character-count="2486"/>
    <meta:generator>LibreOffice/7.4.3.2$Windows_X86_64 LibreOffice_project/1048a8393ae2eeec98dff31b5c133c5f1d08b890</meta:generator>
  </office:meta>
</office:document-meta>
</file>